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0.81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 style:data-style-name="N121">
      <style:table-cell-properties fo:background-color="#faa61a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 fo:margin-left="0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</style:style>
    <style:style style:name="ce21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1"/>
    <style:style style:name="ce25" style:family="table-cell" style:parent-style-name="Default" style:data-style-name="N121">
      <style:table-cell-properties fo:background-color="#f58220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end" fo:margin-left="0pt"/>
    </style:style>
    <style:style style:name="ce2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21">
      <style:table-cell-properties fo:background-color="#ef413d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pt"/>
    </style:style>
    <style:style style:name="ce16" style:family="table-cell" style:parent-style-name="Default" style:data-style-name="N121">
      <style:table-cell-properties fo:background-color="#dddddd"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5"/>
        <table:table-column table:style-name="co4" table:default-cell-style-name="ce11"/>
        <table:table-column table:style-name="co5" table:default-cell-style-name="ce6"/>
        <table:table-column table:style-name="co3" table:default-cell-style-name="ce5"/>
        <table:table-column table:style-name="co6" table:default-cell-style-name="ce11"/>
        <table:table-column table:style-name="co7" table:default-cell-style-name="ce11"/>
        <table:table-column table:style-name="co8" table:default-cell-style-name="ce5"/>
        <table:table-column table:style-name="co9" table:default-cell-style-name="ce18"/>
        <table:table-column table:style-name="co10" table:default-cell-style-name="Default"/>
        <table:table-column table:style-name="co10" table:default-cell-style-name="ce18"/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 table:number-columns-spanned="2" table:number-rows-spanned="1">
            <text:p>START</text:p>
          </table:table-cell>
          <table:covered-table-cell table:style-name="ce7"/>
          <table:table-cell table:style-name="ce21"/>
          <table:table-cell table:style-name="ce25" office:value-type="string" calcext:value-type="string" table:number-columns-spanned="2" table:number-rows-spanned="1">
            <text:p>END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FILE</text:p>
          </table:table-cell>
          <table:covered-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formula="of:=(([.A17]-[.F17])/60)" office:value-type="float" office:value="4" calcext:value-type="float">
            <text:p>04</text:p>
          </table:table-cell>
          <table:table-cell table:formula="of:=MOD([.A17];60)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2]-[.F2])/60)" office:value-type="float" office:value="4" calcext:value-type="float">
            <text:p>04</text:p>
          </table:table-cell>
          <table:table-cell table:formula="of:=MOD([.A2];60)" office:value-type="float" office:value="22" calcext:value-type="float">
            <text:p>22</text:p>
          </table:table-cell>
          <table:table-cell table:style-name="ce15" office:value-type="string" calcext:value-type="string">
            <text:p>wp</text:p>
          </table:table-cell>
          <table:table-cell table:style-name="ce16" office:value-type="float" office:value="1" calcext:value-type="float">
            <text:p>01</text:p>
          </table:table-cell>
          <table:table-cell table:style-name="ce20" office:value-type="string" calcext:value-type="string">
            <text:p>dawn</text:p>
          </table:table-cell>
          <table:table-cell table:style-name="ce20" office:value-type="string" calcext:value-type="string">
            <text:p>fajar</text:p>
          </table:table-cell>
          <table:table-cell office:value-type="string" calcext:value-type="string">
            <text:p>subuh</text:p>
          </table:table-cell>
          <table:table-cell table:style-name="Default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formula="of:=(([.A2]-[.F2])/60)" office:value-type="float" office:value="4" calcext:value-type="float">
            <text:p>04</text:p>
          </table:table-cell>
          <table:table-cell table:formula="of:=MOD([.A2];60)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3]-[.F3])/60)" office:value-type="float" office:value="5" calcext:value-type="float">
            <text:p>05</text:p>
          </table:table-cell>
          <table:table-cell table:formula="of:=MOD([.A3];60)" office:value-type="float" office:value="39" calcext:value-type="float">
            <text:p>39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2]+1)" office:value-type="float" office:value="2" calcext:value-type="float">
            <text:p>02</text:p>
          </table:table-cell>
          <table:table-cell table:style-name="ce20" office:value-type="string" calcext:value-type="string">
            <text:p>sunrise</text:p>
          </table:table-cell>
          <table:table-cell table:style-name="ce20" office:value-type="string" calcext:value-type="string">
            <text:p>terbit</text:p>
          </table:table-cell>
          <table:table-cell office:value-type="string" calcext:value-type="string">
            <text:p>duha</text:p>
          </table:table-cell>
          <table:table-cell table:style-name="Default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formula="of:=(([.A3]-[.F3])/60)" office:value-type="float" office:value="5" calcext:value-type="float">
            <text:p>05</text:p>
          </table:table-cell>
          <table:table-cell table:formula="of:=MOD([.A3];60)" office:value-type="float" office:value="39" calcext:value-type="float">
            <text:p>39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4]-[.F4])/60)" office:value-type="float" office:value="6" calcext:value-type="float">
            <text:p>06</text:p>
          </table:table-cell>
          <table:table-cell table:formula="of:=MOD([.A4];60)" office:value-type="float" office:value="50" calcext:value-type="float">
            <text:p>5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3]+1)" office:value-type="float" office:value="3" calcext:value-type="float">
            <text:p>03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formula="of:=(([.A4]-[.F4])/60)" office:value-type="float" office:value="6" calcext:value-type="float">
            <text:p>06</text:p>
          </table:table-cell>
          <table:table-cell table:formula="of:=MOD([.A4];60)" office:value-type="float" office:value="50" calcext:value-type="float">
            <text:p>50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5]-[.F5])/60)" office:value-type="float" office:value="8" calcext:value-type="float">
            <text:p>08</text:p>
          </table:table-cell>
          <table:table-cell table:formula="of:=MOD([.A5];60)" office:value-type="float" office:value="1" calcext:value-type="float">
            <text:p>01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4]+1)" office:value-type="float" office:value="4" calcext:value-type="float">
            <text:p>04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formula="of:=(([.A5]-[.F5])/60)" office:value-type="float" office:value="8" calcext:value-type="float">
            <text:p>08</text:p>
          </table:table-cell>
          <table:table-cell table:formula="of:=MOD([.A5];60)" office:value-type="float" office:value="1" calcext:value-type="float">
            <text:p>01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6]-[.F6])/60)" office:value-type="float" office:value="9" calcext:value-type="float">
            <text:p>09</text:p>
          </table:table-cell>
          <table:table-cell table:formula="of:=MOD([.A6];60)" office:value-type="float" office:value="12" calcext:value-type="float">
            <text:p>1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5]+1)" office:value-type="float" office:value="5" calcext:value-type="float">
            <text:p>05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formula="of:=(([.A6]-[.F6])/60)" office:value-type="float" office:value="9" calcext:value-type="float">
            <text:p>09</text:p>
          </table:table-cell>
          <table:table-cell table:formula="of:=MOD([.A6];60)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7]-[.F7])/60)" office:value-type="float" office:value="10" calcext:value-type="float">
            <text:p>10</text:p>
          </table:table-cell>
          <table:table-cell table:formula="of:=MOD([.A7];60)" office:value-type="float" office:value="23" calcext:value-type="float">
            <text:p>23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6]+1)" office:value-type="float" office:value="6" calcext:value-type="float">
            <text:p>06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formula="of:=(([.A7]-[.F7])/60)" office:value-type="float" office:value="10" calcext:value-type="float">
            <text:p>10</text:p>
          </table:table-cell>
          <table:table-cell table:formula="of:=MOD([.A7];60)" office:value-type="float" office:value="23" calcext:value-type="float">
            <text:p>23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8]-[.F8])/60)" office:value-type="float" office:value="11" calcext:value-type="float">
            <text:p>11</text:p>
          </table:table-cell>
          <table:table-cell table:formula="of:=MOD([.A8];60)" office:value-type="float" office:value="36" calcext:value-type="float">
            <text:p>3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7]+1)" office:value-type="float" office:value="7" calcext:value-type="float">
            <text:p>07</text:p>
          </table:table-cell>
          <table:table-cell table:style-name="ce20" office:value-type="string" calcext:value-type="string">
            <text:p>Noon</text:p>
          </table:table-cell>
          <table:table-cell table:style-name="ce20" office:value-type="string" calcext:value-type="string">
            <text:p>siang</text:p>
          </table:table-cell>
          <table:table-cell office:value-type="string" calcext:value-type="string">
            <text:p>dzuhur</text:p>
          </table:table-cell>
          <table:table-cell table:style-name="Default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formula="of:=(([.A8]-[.F8])/60)" office:value-type="float" office:value="11" calcext:value-type="float">
            <text:p>11</text:p>
          </table:table-cell>
          <table:table-cell table:formula="of:=MOD([.A8];60)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9]-[.F9])/60)" office:value-type="float" office:value="12" calcext:value-type="float">
            <text:p>12</text:p>
          </table:table-cell>
          <table:table-cell table:formula="of:=MOD([.A9];60)" office:value-type="float" office:value="16" calcext:value-type="float">
            <text:p>1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8]+1)" office:value-type="float" office:value="8" calcext:value-type="float">
            <text:p>08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formula="of:=(([.A9]-[.F9])/60)" office:value-type="float" office:value="12" calcext:value-type="float">
            <text:p>12</text:p>
          </table:table-cell>
          <table:table-cell table:formula="of:=MOD([.A9];60)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0]-[.F10])/60)" office:value-type="float" office:value="12" calcext:value-type="float">
            <text:p>12</text:p>
          </table:table-cell>
          <table:table-cell table:formula="of:=MOD([.A10];60)" office:value-type="float" office:value="56" calcext:value-type="float">
            <text:p>5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9]+1)" office:value-type="float" office:value="9" calcext:value-type="float">
            <text:p>09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formula="of:=(([.A10]-[.F10])/60)" office:value-type="float" office:value="12" calcext:value-type="float">
            <text:p>12</text:p>
          </table:table-cell>
          <table:table-cell table:formula="of:=MOD([.A10];60)" office:value-type="float" office:value="56" calcext:value-type="float">
            <text:p>5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1]-[.F11])/60)" office:value-type="float" office:value="13" calcext:value-type="float">
            <text:p>13</text:p>
          </table:table-cell>
          <table:table-cell table:formula="of:=MOD([.A11];60)" office:value-type="float" office:value="36" calcext:value-type="float">
            <text:p>3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0]+1)" office:value-type="float" office:value="10" calcext:value-type="float">
            <text:p>10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formula="of:=(([.A11]-[.F11])/60)" office:value-type="float" office:value="13" calcext:value-type="float">
            <text:p>13</text:p>
          </table:table-cell>
          <table:table-cell table:formula="of:=MOD([.A11];60)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2]-[.F12])/60)" office:value-type="float" office:value="14" calcext:value-type="float">
            <text:p>14</text:p>
          </table:table-cell>
          <table:table-cell table:formula="of:=MOD([.A12];60)" office:value-type="float" office:value="16" calcext:value-type="float">
            <text:p>1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1]+1)" office:value-type="float" office:value="11" calcext:value-type="float">
            <text:p>11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formula="of:=(([.A12]-[.F12])/60)" office:value-type="float" office:value="14" calcext:value-type="float">
            <text:p>14</text:p>
          </table:table-cell>
          <table:table-cell table:formula="of:=MOD([.A12];60)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3]-[.F13])/60)" office:value-type="float" office:value="14" calcext:value-type="float">
            <text:p>14</text:p>
          </table:table-cell>
          <table:table-cell table:formula="of:=MOD([.A13];60)" office:value-type="float" office:value="57" calcext:value-type="float">
            <text:p>57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2]+1)" office:value-type="float" office:value="12" calcext:value-type="float">
            <text:p>12</text:p>
          </table:table-cell>
          <table:table-cell table:style-name="ce20" office:value-type="string" calcext:value-type="string">
            <text:p>Sunset</text:p>
          </table:table-cell>
          <table:table-cell table:style-name="ce20" office:value-type="string" calcext:value-type="string">
            <text:p>terbenam</text:p>
          </table:table-cell>
          <table:table-cell office:value-type="string" calcext:value-type="string">
            <text:p>ashar</text:p>
          </table:table-cell>
          <table:table-cell table:style-name="Default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formula="of:=(([.A13]-[.F13])/60)" office:value-type="float" office:value="14" calcext:value-type="float">
            <text:p>14</text:p>
          </table:table-cell>
          <table:table-cell table:formula="of:=MOD([.A13];60)" office:value-type="float" office:value="57" calcext:value-type="float">
            <text:p>57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4]-[.F14])/60)" office:value-type="float" office:value="17" calcext:value-type="float">
            <text:p>17</text:p>
          </table:table-cell>
          <table:table-cell table:formula="of:=MOD([.A14];60)" office:value-type="float" office:value="32" calcext:value-type="float">
            <text:p>3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3]+1)" office:value-type="float" office:value="13" calcext:value-type="float">
            <text:p>13</text:p>
          </table:table-cell>
          <table:table-cell table:style-name="ce20" office:value-type="string" calcext:value-type="string">
            <text:p>Dusk</text:p>
          </table:table-cell>
          <table:table-cell table:style-name="ce20" office:value-type="string" calcext:value-type="string">
            <text:p>maghrib</text:p>
          </table:table-cell>
          <table:table-cell office:value-type="string" calcext:value-type="string">
            <text:p>maghrib</text:p>
          </table:table-cell>
          <table:table-cell table:style-name="Default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formula="of:=(([.A14]-[.F14])/60)" office:value-type="float" office:value="17" calcext:value-type="float">
            <text:p>17</text:p>
          </table:table-cell>
          <table:table-cell table:formula="of:=MOD([.A14];60)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5]-[.F15])/60)" office:value-type="float" office:value="19" calcext:value-type="float">
            <text:p>19</text:p>
          </table:table-cell>
          <table:table-cell table:formula="of:=MOD([.A15];60)" office:value-type="float" office:value="2" calcext:value-type="float">
            <text:p>0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4]+1)" office:value-type="float" office:value="14" calcext:value-type="float">
            <text:p>14</text:p>
          </table:table-cell>
          <table:table-cell table:style-name="ce20" office:value-type="string" calcext:value-type="string">
            <text:p>Nightfall</text:p>
          </table:table-cell>
          <table:table-cell table:style-name="ce20" office:value-type="string" calcext:value-type="string">
            <text:p>malam</text:p>
          </table:table-cell>
          <table:table-cell office:value-type="string" calcext:value-type="string">
            <text:p>isya</text:p>
          </table:table-cell>
          <table:table-cell table:style-name="Default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formula="of:=(([.A15]-[.F15])/60)" office:value-type="float" office:value="19" calcext:value-type="float">
            <text:p>19</text:p>
          </table:table-cell>
          <table:table-cell table:formula="of:=MOD([.A15];60)" office:value-type="float" office:value="2" calcext:value-type="float">
            <text:p>0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6]-[.F16])/60)" office:value-type="float" office:value="23" calcext:value-type="float">
            <text:p>23</text:p>
          </table:table-cell>
          <table:table-cell table:formula="of:=MOD([.A16];60)" office:value-type="float" office:value="36" calcext:value-type="float">
            <text:p>3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5]+1)" office:value-type="float" office:value="15" calcext:value-type="float">
            <text:p>15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formula="of:=(([.A16]-[.F16])/60)" office:value-type="float" office:value="23" calcext:value-type="float">
            <text:p>23</text:p>
          </table:table-cell>
          <table:table-cell table:formula="of:=MOD([.A16];60)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7]-[.F17])/60)" office:value-type="float" office:value="4" calcext:value-type="float">
            <text:p>04</text:p>
          </table:table-cell>
          <table:table-cell table:formula="of:=MOD([.A17];60)" office:value-type="float" office:value="12" calcext:value-type="float">
            <text:p>1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6]+1)" office:value-type="float" office:value="16" calcext:value-type="float">
            <text:p>16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23:58:52.370445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50:21.781535130</meta:creation-date>
    <dc:date>2019-04-30T01:31:37.655708358</dc:date>
    <meta:editing-duration>PT1H36M15S</meta:editing-duration>
    <meta:editing-cycles>20</meta:editing-cycles>
    <meta:generator>LibreOffice/6.0.7.3$Linux_X86_64 LibreOffice_project/00m0$Build-3</meta:generator>
    <meta:document-statistic meta:table-count="1" meta:cell-count="150" meta:object-count="0"/>
  </office:meta>
</office:document-meta>
</file>